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Table1" style:family="table">
      <style:table-properties style:width="6.6806in" table:align="left"/>
    </style:style>
    <style:style style:name="Table1.A" style:family="table-column">
      <style:table-column-properties style:column-width="6.6806in"/>
    </style:style>
    <style:style style:name="Table1.1" style:family="table-row">
      <style:table-row-properties style:min-row-height="0.6889in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7.5833in" fo:margin-left="-0.3986in" table:align="left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1.6806in"/>
    </style:style>
    <style:style style:name="Table2.C" style:family="table-column">
      <style:table-column-properties style:column-width="1.2569in"/>
    </style:style>
    <style:style style:name="Table2.D" style:family="table-column">
      <style:table-column-properties style:column-width="2in"/>
    </style:style>
    <style:style style:name="Table2.E" style:family="table-column">
      <style:table-column-properties style:column-width="2.0208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17in" table:align="left"/>
    </style:style>
    <style:style style:name="Table4.A" style:family="table-column">
      <style:table-column-properties style:column-width="1.4993in"/>
    </style:style>
    <style:style style:name="Table4.B" style:family="table-column">
      <style:table-column-properties style:column-width="2.3771in"/>
    </style:style>
    <style:style style:name="Table4.C" style:family="table-column">
      <style:table-column-properties style:column-width="2.8153in"/>
    </style:style>
    <style:style style:name="Table4.A1" style:family="table-cell">
      <style:table-cell-properties fo:padding="0.0382in" fo:border="0.5pt solid #000000"/>
    </style:style>
    <style:style style:name="Table4.2" style:family="table-row">
      <style:table-row-properties style:min-row-height="0.2528in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5pt solid #000000"/>
    </style:style>
    <style:style style:name="Table3" style:family="table">
      <style:table-properties style:width="7.2521in" fo:margin-left="-0.1917in" table:align="left" style:shadow="none" style:may-break-between-rows="true" table:border-model="collapsing"/>
    </style:style>
    <style:style style:name="Table3.A" style:family="table-column">
      <style:table-column-properties style:column-width="0.7521in"/>
    </style:style>
    <style:style style:name="Table3.B" style:family="table-column">
      <style:table-column-properties style:column-width="1.3778in"/>
    </style:style>
    <style:style style:name="Table3.C" style:family="table-column">
      <style:table-column-properties style:column-width="1.875in"/>
    </style:style>
    <style:style style:name="Table3.D" style:family="table-column">
      <style:table-column-properties style:column-width="1.3715in"/>
    </style:style>
    <style:style style:name="Table3.E" style:family="table-column">
      <style:table-column-properties style:column-width="1.8757in"/>
    </style:style>
    <style:style style:name="Table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3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2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E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3" style:family="table-row">
      <style:table-row-properties fo:keep-together="auto"/>
    </style:style>
    <style:style style:name="Table3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3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E3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14" style:family="table-cell">
      <style:table-cell-properties fo:background-color="transparent" fo:padding="0in" fo:border="0.75pt solid #666666" style:writing-mode="page">
        <style:background-image/>
      </style:table-cell-properties>
    </style:style>
    <style:style style:name="Table3.B14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C14" style:family="table-cell" style:data-style-name="N0">
      <style:table-cell-properties fo:background-color="transparent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E14" style:family="table-cell" style:data-style-name="N0">
      <style:table-cell-properties fo:background-color="transparent" fo:padding="0in" fo:border="0.75pt solid #666666" style:writing-mode="page">
        <style:background-image/>
      </style:table-cell-properties>
    </style:style>
    <style:style style:name="Table6" style:family="table">
      <style:table-properties style:width="6.6917in" table:align="left"/>
    </style:style>
    <style:style style:name="Table6.A" style:family="table-column">
      <style:table-column-properties style:column-width="1.3118in"/>
    </style:style>
    <style:style style:name="Table6.B" style:family="table-column">
      <style:table-column-properties style:column-width="2.6243in"/>
    </style:style>
    <style:style style:name="Table6.C" style:family="table-column">
      <style:table-column-properties style:column-width="2.7556in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C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text-align="center" style:justify-single-word="false"/>
      <style:text-properties style:font-name="DejaVu Serif" fo:font-size="14pt" officeooo:rsid="001723b3" officeooo:paragraph-rsid="001723b3" style:font-size-asian="14pt" style:font-size-complex="14pt"/>
    </style:style>
    <style:style style:name="P2" style:family="paragraph" style:parent-style-name="Text_20_body">
      <style:paragraph-properties fo:text-align="justify" style:justify-single-word="false"/>
      <style:text-properties style:font-name="DejaVu Serif" fo:font-size="14pt" style:font-size-asian="14pt" style:font-size-complex="14pt"/>
    </style:style>
    <style:style style:name="P3" style:family="paragraph" style:parent-style-name="Text_20_body">
      <style:paragraph-properties fo:text-align="justify" style:justify-single-word="false"/>
      <style:text-properties style:font-name="DejaVu Serif" fo:font-size="14pt" fo:language="ru" fo:country="RU" fo:font-weight="normal" officeooo:rsid="001723b3" officeooo:paragraph-rsid="00167163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DejaVu Serif" fo:font-size="14pt" fo:language="ru" fo:country="RU" fo:font-weight="normal" officeooo:rsid="005a23c3" officeooo:paragraph-rsid="001ece48" style:font-size-asian="14pt" style:font-weight-asian="normal" style:font-size-complex="14pt" style:font-weight-complex="normal"/>
    </style:style>
    <style:style style:name="P5" style:family="paragraph" style:parent-style-name="Table_20_Contents">
      <style:paragraph-properties fo:text-align="justify" style:justify-single-word="false"/>
      <style:text-properties style:font-name="DejaVu Serif" fo:font-size="14pt" fo:language="ru" fo:country="RU" fo:font-weight="normal" officeooo:rsid="005a23c3" officeooo:paragraph-rsid="001f81ad" style:font-size-asian="14pt" style:font-weight-asian="normal" style:font-size-complex="14pt" style:font-weight-complex="normal"/>
    </style:style>
    <style:style style:name="P6" style:family="paragraph" style:parent-style-name="Table_20_Contents">
      <style:paragraph-properties fo:text-align="justify" style:justify-single-word="false"/>
      <style:text-properties style:font-name="DejaVu Serif" fo:font-size="14pt" fo:language="ru" fo:country="RU" fo:font-weight="normal" officeooo:rsid="005a23c3" officeooo:paragraph-rsid="005bea21" style:font-size-asian="14pt" style:font-weight-asian="normal" style:font-size-complex="14pt" style:font-weight-complex="normal"/>
    </style:style>
    <style:style style:name="P7" style:family="paragraph" style:parent-style-name="Table_20_Contents">
      <style:paragraph-properties fo:text-align="justify" style:justify-single-word="false"/>
      <style:text-properties style:font-name="DejaVu Serif" fo:font-size="14pt" fo:language="ru" fo:country="RU" fo:font-weight="normal" officeooo:rsid="005a23c3" officeooo:paragraph-rsid="005d19e4" style:font-size-asian="14pt" style:font-weight-asian="normal" style:font-size-complex="14pt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style:font-name="DejaVu Serif" fo:font-size="14pt" fo:language="ru" fo:country="RU" fo:font-weight="normal" officeooo:rsid="005a23c3" officeooo:paragraph-rsid="00204d90" style:font-size-asian="14pt" style:font-weight-asian="normal" style:font-size-complex="14pt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style:font-name="DejaVu Serif" fo:font-size="14pt" fo:language="ru" fo:country="RU" fo:font-weight="normal" officeooo:rsid="005a23c3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font-name="DejaVu Serif" fo:font-size="14pt" fo:language="ru" fo:country="RU" fo:font-weight="normal" officeooo:rsid="005a23c3" officeooo:paragraph-rsid="001723b3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font-name="DejaVu Serif" fo:font-size="14pt" fo:language="ru" fo:country="RU" fo:font-weight="normal" officeooo:rsid="005a23c3" officeooo:paragraph-rsid="005a23c3" style:font-size-asian="14pt" style:font-weight-asian="normal" style:font-size-complex="14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DejaVu Serif" fo:font-size="14pt" fo:language="ru" fo:country="RU" fo:font-weight="normal" officeooo:rsid="005a23c3" officeooo:paragraph-rsid="005d19e4" style:font-size-asian="14pt" style:font-weight-asian="normal" style:font-size-complex="14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DejaVu Serif" fo:font-size="14pt" fo:language="ru" fo:country="RU" fo:font-weight="normal" officeooo:rsid="005a23c3" officeooo:paragraph-rsid="005bea21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DejaVu Serif" fo:font-size="14pt" fo:language="ru" fo:country="RU" fo:font-weight="normal" officeooo:rsid="005a23c3" officeooo:paragraph-rsid="001723b3" style:font-size-asian="14pt" style:font-weight-asian="normal" style:font-size-complex="14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DejaVu Serif" fo:font-size="14pt" fo:language="ru" fo:country="RU" fo:font-weight="normal" officeooo:rsid="005a23c3" officeooo:paragraph-rsid="00620785" style:font-size-asian="14pt" style:font-weight-asian="normal" style:font-size-complex="14pt" style:font-weight-complex="normal"/>
    </style:style>
    <style:style style:name="P16" style:family="paragraph" style:parent-style-name="Table_20_Contents">
      <style:paragraph-properties fo:text-align="justify" style:justify-single-word="false"/>
      <style:text-properties style:font-name="DejaVu Serif" fo:font-size="14pt" fo:language="ru" fo:country="RU" fo:font-style="italic" fo:font-weight="normal" officeooo:rsid="005a23c3" officeooo:paragraph-rsid="005bea21" style:font-size-asian="14pt" style:font-style-asian="italic" style:font-weight-asian="normal" style:font-size-complex="14pt" style:font-style-complex="italic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font-name="DejaVu Serif" officeooo:paragraph-rsid="00167163"/>
    </style:style>
    <style:style style:name="P18" style:family="paragraph" style:parent-style-name="Text_20_body">
      <style:paragraph-properties fo:text-align="justify" style:justify-single-word="false"/>
      <style:text-properties style:font-name="DejaVu Serif" officeooo:paragraph-rsid="003b582c"/>
    </style:style>
    <style:style style:name="P19" style:family="paragraph" style:parent-style-name="Text_20_body">
      <style:paragraph-properties fo:text-align="center" style:justify-single-word="false"/>
      <style:text-properties style:font-name="DejaVu Serif" fo:font-size="16pt" officeooo:rsid="005a23c3" officeooo:paragraph-rsid="005a23c3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620785" officeooo:paragraph-rsid="00620785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5a23c3" officeooo:paragraph-rsid="001ca697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5a23c3" officeooo:paragraph-rsid="003b582c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5a23c3" officeooo:paragraph-rsid="0019a0af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5a23c3" officeooo:paragraph-rsid="001ece48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5a23c3" officeooo:paragraph-rsid="001f81ad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5a23c3" officeooo:paragraph-rsid="00586beb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5a23c3" officeooo:paragraph-rsid="004808af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5a23c3" officeooo:paragraph-rsid="001e7394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bold" officeooo:rsid="001f81ad" officeooo:paragraph-rsid="004808af" style:font-size-asian="14pt" style:font-weight-asian="bold" style:font-size-complex="14pt" style:font-weight-complex="bold"/>
    </style:style>
    <style:style style:name="P30" style:family="paragraph" style:parent-style-name="Heading_20_1">
      <style:paragraph-properties fo:text-align="center" style:justify-single-word="false"/>
      <style:text-properties style:font-name="DejaVu Serif"/>
    </style:style>
    <style:style style:name="P31" style:family="paragraph" style:parent-style-name="Preformatted_20_Text">
      <style:paragraph-properties fo:margin-top="0in" fo:margin-bottom="0.1965in" style:contextual-spacing="false" fo:line-height="125%"/>
      <style:text-properties fo:color="#339933" loext:opacity="100%" style:font-name="monospace" officeooo:paragraph-rsid="0070cb50"/>
    </style:style>
    <style:style style:name="P32" style:family="paragraph" style:parent-style-name="Preformatted_20_Text">
      <style:text-properties style:font-name="monospace" officeooo:paragraph-rsid="0070cb50"/>
    </style:style>
    <style:style style:name="P33" style:family="paragraph" style:parent-style-name="Preformatted_20_Text">
      <style:paragraph-properties fo:margin-top="0in" fo:margin-bottom="0.1965in" style:contextual-spacing="false" fo:line-height="125%"/>
      <style:text-properties style:font-name="monospace" officeooo:paragraph-rsid="0070cb50"/>
    </style:style>
    <style:style style:name="P34" style:family="paragraph" style:parent-style-name="Preformatted_20_Text">
      <style:text-properties fo:color="#009900" loext:opacity="100%" style:font-name="monospace" officeooo:paragraph-rsid="0070cb50"/>
    </style:style>
    <style:style style:name="P35" style:family="paragraph" style:parent-style-name="Preformatted_20_Text">
      <style:text-properties officeooo:paragraph-rsid="0070cb50"/>
    </style:style>
    <style:style style:name="P36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5a23c3" officeooo:paragraph-rsid="003b582c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5a23c3" officeooo:paragraph-rsid="001f81ad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5a23c3" officeooo:paragraph-rsid="004808af" style:font-size-asian="14pt" style:font-weight-asian="normal" style:font-size-complex="14pt" style:font-weight-complex="normal"/>
    </style:style>
    <style:style style:name="P39" style:family="paragraph" style:parent-style-name="Standard" style:list-style-name="L2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70cb50" officeooo:paragraph-rsid="0070cb50" style:font-size-asian="14pt" style:font-weight-asian="normal" style:font-size-complex="14pt" style:font-weight-complex="normal"/>
    </style:style>
    <style:style style:name="P40" style:family="paragraph" style:parent-style-name="Standard" style:list-style-name="L5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70cb50" officeooo:paragraph-rsid="0070cb50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70cb50" officeooo:paragraph-rsid="0070cb50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DejaVu Serif" fo:font-size="14pt" fo:language="ru" fo:country="RU" fo:font-weight="normal" officeooo:rsid="00782f62" officeooo:paragraph-rsid="00782f62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782f62" officeooo:paragraph-rsid="00782f62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DejaVu Serif" fo:font-size="14pt" fo:language="ru" fo:country="RU" fo:font-weight="bold" officeooo:rsid="0027f462" officeooo:paragraph-rsid="0027f462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font-name="DejaVu Serif" fo:font-size="14pt" fo:language="ru" fo:country="RU" fo:font-weight="bold" officeooo:rsid="0027f462" officeooo:paragraph-rsid="00782f62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weight="bold" officeooo:rsid="0077c6b2" officeooo:paragraph-rsid="0077c6b2" style:font-weight-asian="bold" style:font-weight-complex="bold"/>
    </style:style>
    <style:style style:name="P47" style:family="paragraph" style:parent-style-name="Table_20_Contents">
      <style:paragraph-properties fo:text-align="end" style:justify-single-word="false"/>
      <style:text-properties style:font-name="DejaVu Serif" fo:font-size="14pt" officeooo:rsid="007442d3" officeooo:paragraph-rsid="007442d3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style:font-name="DejaVu Serif" fo:font-size="14pt" officeooo:rsid="007442d3" officeooo:paragraph-rsid="007442d3" style:font-size-asian="14pt" style:font-size-complex="14pt"/>
    </style:style>
    <style:style style:name="P49" style:family="paragraph" style:parent-style-name="Table_20_Contents">
      <style:paragraph-properties fo:text-align="end" style:justify-single-word="false"/>
      <style:text-properties style:font-name="DejaVu Serif" fo:font-size="14pt" officeooo:rsid="0076348d" officeooo:paragraph-rsid="0076348d" style:font-size-asian="14pt" style:font-size-complex="14pt"/>
    </style:style>
    <style:style style:name="P50" style:family="paragraph" style:parent-style-name="Table_20_Contents">
      <style:paragraph-properties fo:text-align="end" style:justify-single-word="false"/>
      <style:text-properties style:font-name="DejaVu Serif" fo:font-size="14pt" officeooo:rsid="0077aad7" officeooo:paragraph-rsid="0077aad7" style:font-size-asian="14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style:font-name="DejaVu Serif" fo:font-size="14pt" fo:language="ru" fo:country="RU" fo:font-weight="normal" officeooo:rsid="0077aad7" officeooo:paragraph-rsid="0077aad7" style:font-size-asian="14pt" style:font-weight-asian="normal" style:font-size-complex="14pt" style:font-weight-complex="normal"/>
    </style:style>
    <style:style style:name="P52" style:family="paragraph" style:parent-style-name="Table_20_Contents">
      <style:paragraph-properties fo:text-align="end" style:justify-single-word="false"/>
      <style:text-properties style:font-name="DejaVu Serif" fo:font-size="14pt" fo:language="ru" fo:country="RU" fo:font-weight="normal" officeooo:rsid="0077c6b2" officeooo:paragraph-rsid="0077c6b2" style:font-size-asian="14pt" style:font-weight-asian="normal" style:font-size-complex="14pt" style:font-weight-complex="normal"/>
    </style:style>
    <style:style style:name="P53" style:family="paragraph" style:parent-style-name="Table_20_Contents">
      <style:paragraph-properties fo:text-align="end" style:justify-single-word="false"/>
      <style:text-properties style:font-name="DejaVu Serif" fo:font-size="14pt" fo:language="ru" fo:country="RU" fo:font-weight="normal" officeooo:rsid="0077c6b2" officeooo:paragraph-rsid="00620785" style:font-size-asian="14pt" style:font-weight-asian="normal" style:font-size-complex="14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Mono" fo:font-size="14pt" style:font-size-asian="14pt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officeooo:rsid="0073cdb4" officeooo:paragraph-rsid="0073cdb4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officeooo:rsid="0073cdb4" officeooo:paragraph-rsid="0073cdb4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officeooo:rsid="007442d3" officeooo:paragraph-rsid="007442d3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officeooo:rsid="0073cdb4" officeooo:paragraph-rsid="0073cdb4" fo:background-color="transparent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officeooo:rsid="007442d3" officeooo:paragraph-rsid="007442d3" fo:background-color="transparent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61" style:family="paragraph" style:parent-style-name="Text_20_body" style:list-style-name="L1">
      <style:paragraph-properties fo:text-align="justify" style:justify-single-word="false"/>
      <style:text-properties style:font-name="DejaVu Serif" fo:font-size="14pt" fo:language="ru" fo:country="RU" fo:font-weight="normal" officeooo:rsid="005a23c3" officeooo:paragraph-rsid="0019a0af" style:font-size-asian="14pt" style:font-weight-asian="normal" style:font-size-complex="14pt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style:font-name="DejaVu Serif" fo:font-size="14pt" fo:language="ru" fo:country="RU" fo:font-weight="normal" officeooo:rsid="005a23c3" officeooo:paragraph-rsid="005a23c3" style:font-size-asian="14pt" style:font-weight-asian="normal" style:font-size-complex="14pt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style:font-name="DejaVu Serif" fo:font-size="14pt" fo:language="ru" fo:country="RU" fo:font-weight="normal" officeooo:rsid="00167163" officeooo:paragraph-rsid="003b582c" style:font-size-asian="14pt" style:font-weight-asian="normal" style:font-size-complex="14pt" style:font-weight-complex="normal"/>
    </style:style>
    <style:style style:name="P64" style:family="paragraph" style:parent-style-name="Text_20_body">
      <style:paragraph-properties fo:text-align="justify" style:justify-single-word="false"/>
      <style:text-properties style:font-name="DejaVu Serif" officeooo:rsid="00167163" officeooo:paragraph-rsid="005a23c3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67163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6ee7e7" style:font-size-asian="14pt" style:font-weight-asian="bold" style:font-size-complex="14pt" style:font-weight-complex="bold"/>
    </style:style>
    <style:style style:name="T4" style:family="text">
      <style:text-properties fo:font-size="14pt" fo:font-weight="normal" officeooo:rsid="00167163" style:font-size-asian="14pt" style:font-weight-asian="normal" style:font-size-complex="14pt" style:font-weight-complex="normal"/>
    </style:style>
    <style:style style:name="T5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language="ru" fo:country="RU" fo:font-weight="normal" officeooo:rsid="001723b3" style:font-size-asian="14pt" style:font-weight-asian="normal" style:font-size-complex="14pt" style:font-weight-complex="normal"/>
    </style:style>
    <style:style style:name="T7" style:family="text">
      <style:text-properties fo:font-size="14pt" fo:language="ru" fo:country="RU" fo:font-weight="normal" officeooo:rsid="005a23c3" style:font-size-asian="14pt" style:font-weight-asian="normal" style:font-size-complex="14pt" style:font-weight-complex="normal"/>
    </style:style>
    <style:style style:name="T8" style:family="text">
      <style:text-properties fo:font-size="14pt" fo:language="ru" fo:country="RU" fo:font-weight="normal" officeooo:rsid="006ee7e7" style:font-size-asian="14pt" style:font-weight-asian="normal" style:font-size-complex="14pt" style:font-weight-complex="normal"/>
    </style:style>
    <style:style style:name="T9" style:family="text">
      <style:text-properties fo:font-size="14pt" fo:language="ru" fo:country="RU" fo:font-weight="bold" officeooo:rsid="001723b3" style:font-size-asian="14pt" style:font-weight-asian="bold" style:font-size-complex="14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de421" style:font-weight-asian="bold" style:font-weight-complex="bold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style:font-name="DejaVu Serif" fo:font-size="14pt" fo:language="ru" fo:country="RU" fo:font-weight="normal" officeooo:rsid="00610ad5" style:font-size-asian="14pt" style:font-weight-asian="normal" style:font-size-complex="14pt" style:font-weight-complex="normal"/>
    </style:style>
    <style:style style:name="T14" style:family="text">
      <style:text-properties fo:color="#000000" loext:opacity="100%" style:font-name="DejaVu Serif" fo:font-size="14pt" fo:language="ru" fo:country="RU" style:font-size-asian="14pt" style:font-size-complex="14pt"/>
    </style:style>
    <style:style style:name="T15" style:family="text">
      <style:text-properties fo:color="#000000" loext:opacity="100%" style:font-name="DejaVu Serif" fo:font-size="14pt" fo:language="ru" fo:country="RU" officeooo:rsid="00610ad5" style:font-size-asian="14pt" style:font-size-complex="14pt"/>
    </style:style>
    <style:style style:name="T16" style:family="text">
      <style:text-properties fo:color="#000000" loext:opacity="100%" fo:font-style="italic" style:font-style-asian="italic" style:font-style-complex="italic"/>
    </style:style>
    <style:style style:name="T17" style:family="text">
      <style:text-properties fo:color="#000000" loext:opacity="100%" style:font-name="monospace" fo:font-weight="bold"/>
    </style:style>
    <style:style style:name="T18" style:family="text">
      <style:text-properties officeooo:rsid="002de421"/>
    </style:style>
    <style:style style:name="T19" style:family="text">
      <style:text-properties officeooo:rsid="003230b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782f62" style:font-weight-asian="normal" style:font-weight-complex="normal"/>
    </style:style>
    <style:style style:name="T22" style:family="text">
      <style:text-properties fo:font-weight="normal" officeooo:rsid="007c6ad4" style:font-weight-asian="normal" style:font-weight-complex="normal"/>
    </style:style>
    <style:style style:name="T23" style:family="text">
      <style:text-properties fo:font-weight="normal" officeooo:rsid="007df584" style:font-weight-asian="normal" style:font-weight-complex="normal"/>
    </style:style>
    <style:style style:name="T24" style:family="text">
      <style:text-properties officeooo:rsid="006ee7e7"/>
    </style:style>
    <style:style style:name="T25" style:family="text">
      <style:text-properties officeooo:rsid="006f14c6"/>
    </style:style>
    <style:style style:name="T26" style:family="text">
      <style:text-properties officeooo:rsid="0070cb50"/>
    </style:style>
    <style:style style:name="T27" style:family="text">
      <style:text-properties fo:color="#993333" loext:opacity="100%"/>
    </style:style>
    <style:style style:name="T28" style:family="text">
      <style:text-properties fo:color="#993333" loext:opacity="100%" style:font-name="monospace"/>
    </style:style>
    <style:style style:name="T29" style:family="text">
      <style:text-properties fo:color="#009900" loext:opacity="100%"/>
    </style:style>
    <style:style style:name="T30" style:family="text">
      <style:text-properties fo:color="#009900" loext:opacity="100%" style:font-name="monospace"/>
    </style:style>
    <style:style style:name="T31" style:family="text">
      <style:text-properties fo:color="#339933" loext:opacity="100%"/>
    </style:style>
    <style:style style:name="T32" style:family="text">
      <style:text-properties fo:color="#339933" loext:opacity="100%" style:font-name="monospace"/>
    </style:style>
    <style:style style:name="T33" style:family="text">
      <style:text-properties style:font-name="monospace"/>
    </style:style>
    <style:style style:name="T34" style:family="text">
      <style:text-properties fo:color="#0000dd" loext:opacity="100%"/>
    </style:style>
    <style:style style:name="T35" style:family="text">
      <style:text-properties fo:font-size="10pt" fo:language="ru" fo:country="RU" fo:font-weight="normal" officeooo:rsid="005a23c3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6" style:family="text">
      <style:text-properties fo:font-size="10pt" fo:language="ru" fo:country="RU" fo:font-weight="normal" officeooo:rsid="0070cb50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7" style:family="text">
      <style:text-properties officeooo:rsid="0071f657"/>
    </style:style>
    <style:style style:name="T38" style:family="text">
      <style:text-properties officeooo:rsid="00731078"/>
    </style:style>
    <style:style style:name="T39" style:family="text">
      <style:text-properties officeooo:rsid="0078c0db"/>
    </style:style>
    <style:style style:name="T40" style:family="text">
      <style:text-properties officeooo:rsid="0079a091"/>
    </style:style>
    <style:style style:name="T41" style:family="text">
      <style:text-properties officeooo:rsid="007b3a0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1">Лабораторная работа №<text:span text:style-name="T24">2</text:span></text:h>
      <text:p text:style-name="P19">Записи с вариантами, обработка таблиц</text:p>
      <text:p text:style-name="P1">Серышева Дарья ИУ7-34Б вар. 14</text:p>
      <text:p text:style-name="P2"/>
      <text:p text:style-name="P64"><text:span text:style-name="T1"><text:tab/>Цель работы: </text:span><text:span text:style-name="T5">приобрести навыки работы с типом данных «запись» («структура») содержащим вариантную часть, и с данными, хранящимися в таблицах. Оценить относительную эффективность программы (в процентах) по времени и по используемому объему памяти в зависимости от используемого алгоритма и от объема сортируемой информации</text:span></text:p>
      <text:p text:style-name="P18"><text:span text:style-name="T4"><text:tab/></text:span><text:span text:style-name="T2">Задание (вар </text:span><text:span text:style-name="T3">7</text:span><text:span text:style-name="T2">): </text:span></text:p>
      <text:p text:style-name="P63"><text:tab/>Ввести список абонентов, содержащий фамилию, имя, телефон, адрес (улица, дом), статус (личный – дата рождения: день, месяц, год; служебный – должность, организация). Найти всех друзей, которых необходимо поздравить с днем рождения в ближайшую неделю (<text:span text:style-name="T24">дата вводится с клавиатуры</text:span>).</text:p>
      <text:p text:style-name="P3"><text:tab/><text:span text:style-name="T11">Запуск программы</text:span><text:span text:style-name="T18"> </text:span><text:span text:style-name="T19">просиходит из директория, содержащего приложение app.exe. Обращение к программе происходит через консоль.</text:span></text:p>
      <text:p text:style-name="P17"><text:span text:style-name="T6"><text:tab/></text:span><text:span text:style-name="T9">Входные данные: </text:span><text:span text:style-name="T7">тип команды (добавление элемента/удаление </text:span><text:span text:style-name="T8">записи, сортировка</text:span><text:span text:style-name="T7">)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54">Command:</text:p>
            <text:p text:style-name="P54">1 to exit</text:p>
            <text:p text:style-name="P54">2 to read tutorial again</text:p>
            <text:p text:style-name="P54">3 for adding new abonent_t</text:p>
            <text:p text:style-name="P54">4 for deleting abonent_t</text:p>
            <text:p text:style-name="P54">for sorting key table:</text:p>
            <text:p text:style-name="P54"><text:s text:c="8"/>5 by choice</text:p>
            <text:p text:style-name="P54"><text:s text:c="8"/>6 by bubble</text:p>
            <text:p text:style-name="P54">for just table:</text:p>
            <text:p text:style-name="P54"><text:s text:c="8"/>7 by choice</text:p>
            <text:p text:style-name="P54"><text:s text:c="8"/>8 by bubble</text:p>
            <text:p text:style-name="P54">9 for time measure</text:p>
            <text:p text:style-name="P54">10 for bday check</text:p>
            <text:p text:style-name="P54">100 to print abonenet book</text:p>
            <text:p text:style-name="P54">500 to print key_table</text:p>
          </table:table-cell>
        </table:table-row>
      </table:table>
      <text:p text:style-name="P14"><text:soft-page-break/></text:p>
      <text:p text:style-name="P10"><text:tab/><text:span text:style-name="T10">Выходные данные</text:span>: при корректных данных — <text:span text:style-name="T25">база данных друзей, таблица ключей, добавленная запись</text:span></text:p>
      <text:p text:style-name="P10"/>
      <text:p text:style-name="P10"><text:tab/>Возможные ошибки: </text:p>
      <text:list xml:id="list878030352" text:style-name="L1">
        <text:list-item>
          <text:p text:style-name="P61">Ошибка ввода: ввод неверной команды</text:p>
        </text:list-item>
      </text:list>
      <text:p text:style-name="P10"/>
      <text:p text:style-name="P10"><text:tab/>Структуры данных</text:p>
      <text:p text:style-name="P11"><text:tab/>Для хранения <text:span text:style-name="T26">каждого друга используется массив структур abonent_t_book</text:span></text:p>
      <text:p text:style-name="P11"><text:tab/><text:span text:style-name="T26">Для хранения каждого пользователя используется структура abonent_t, состоящая из:</text:span></text:p>
      <text:list xml:id="list3976591587" text:style-name="L2">
        <text:list-item>
          <text:p text:style-name="P39">Индекса записи</text:p>
        </text:list-item>
        <text:list-item>
          <text:p text:style-name="P39">фамилии</text:p>
        </text:list-item>
        <text:list-item>
          <text:p text:style-name="P39">имени</text:p>
        </text:list-item>
        <text:list-item>
          <text:p text:style-name="P39">структуры addres_s для зранения улицы и дома</text:p>
        </text:list-item>
        <text:list-item>
          <text:p text:style-name="P39">типа статуса (личный или персональный)</text:p>
        </text:list-item>
        <text:list-item>
          <text:p text:style-name="P39">и самого статуса в виде union status_u</text:p>
        </text:list-item>
      </text:list>
      <text:p text:style-name="P22"><text:tab/></text:p>
      <text:p text:style-name="P22"><text:tab/><text:span text:style-name="T26">Для хранения структуры с адресом используется addres_s, состоящая из:</text:span></text:p>
      <text:list xml:id="list966694774" text:style-name="L5">
        <text:list-item>
          <text:p text:style-name="P40">улицы</text:p>
        </text:list-item>
        <text:list-item>
          <text:p text:style-name="P40">номера дома</text:p>
        </text:list-item>
      </text:list>
      <text:p text:style-name="P41"><text:tab/>Для хранения статуса используется union status_u, состоящий из <text:span text:style-name="T38">структур</text:span>:</text:p>
      <text:p text:style-name="P41"><text:tab/>для личного статуса: дня, месяца и года рожения</text:p>
      <text:p text:style-name="P41"><text:tab/>для рабочего: <text:span text:style-name="T37">название </text:span>организации <text:span text:style-name="T37">и положение в ней.</text:span></text:p>
      <text:p text:style-name="P2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1"><text:span text:style-name="T35">#define MAX_STR_LEN <text:s text:c="7"/>14</text:span><text:span text:style-name="T36"><text:line-break/></text:span>#define abonent_t_CNT <text:s text:c="5"/>40<text:line-break/>#define MAX_abonent_t_CNT 100</text:p>
            <text:p text:style-name="P35"/>
            <text:p text:style-name="P32"><text:span text:style-name="T27">struct</text:span> addres_s</text:p>
            <text:p text:style-name="P34">{</text:p>
            <text:p text:style-name="P35"><text:s text:c="4"/><text:span text:style-name="T28">char</text:span><text:span text:style-name="T33"> street</text:span><text:span text:style-name="T30">[</text:span><text:span text:style-name="T33">MAX_STR_LEN</text:span><text:span text:style-name="T30">]</text:span><text:span text:style-name="T32">;</text:span></text:p>
            <text:p text:style-name="P35"><text:s text:c="4"/><text:span text:style-name="T28">char</text:span><text:span text:style-name="T33"> house</text:span><text:span text:style-name="T30">[</text:span><text:span text:style-name="T33">MAX_STR_LEN</text:span><text:span text:style-name="T30">]</text:span><text:span text:style-name="T32">;</text:span></text:p>
            <text:p text:style-name="P32"><text:span text:style-name="T29">}</text:span><text:span text:style-name="T31">;</text:span></text:p>
            <text:p text:style-name="P35"/>
            <text:p text:style-name="P32"><text:span text:style-name="T27">union</text:span> status_u</text:p>
            <text:p text:style-name="P34">{</text:p>
            <text:p text:style-name="P35"><text:soft-page-break/><text:s text:c="4"/><text:span text:style-name="T28">struct</text:span></text:p>
            <text:p text:style-name="P35"><text:s text:c="4"/><text:span text:style-name="T30">{</text:span></text:p>
            <text:p text:style-name="P35"><text:s text:c="8"/><text:span text:style-name="T28">int</text:span><text:span text:style-name="T33"> day</text:span><text:span text:style-name="T32">;</text:span></text:p>
            <text:p text:style-name="P35"><text:s text:c="8"/><text:span text:style-name="T28">int</text:span><text:span text:style-name="T33"> month</text:span><text:span text:style-name="T32">;</text:span></text:p>
            <text:p text:style-name="P35"><text:s text:c="8"/><text:span text:style-name="T28">int</text:span><text:span text:style-name="T33"> year</text:span><text:span text:style-name="T32">;</text:span></text:p>
            <text:p text:style-name="P35"><text:s text:c="4"/><text:span text:style-name="T30">}</text:span><text:span text:style-name="T33"> personal</text:span><text:span text:style-name="T32">;</text:span></text:p>
            <text:p text:style-name="P35"/>
            <text:p text:style-name="P35"><text:s text:c="4"/><text:span text:style-name="T28">struct</text:span></text:p>
            <text:p text:style-name="P35"><text:s text:c="4"/><text:span text:style-name="T30">{</text:span></text:p>
            <text:p text:style-name="P35"><text:s text:c="8"/><text:span text:style-name="T28">char</text:span><text:span text:style-name="T33"> position</text:span><text:span text:style-name="T30">[</text:span><text:span text:style-name="T33">MAX_STR_LEN</text:span><text:span text:style-name="T30">]</text:span><text:span text:style-name="T32">;</text:span></text:p>
            <text:p text:style-name="P35"><text:s text:c="8"/><text:span text:style-name="T28">char</text:span><text:span text:style-name="T33"> organisation</text:span><text:span text:style-name="T30">[</text:span><text:span text:style-name="T33">MAX_STR_LEN</text:span><text:span text:style-name="T30">]</text:span><text:span text:style-name="T32">;</text:span></text:p>
            <text:p text:style-name="P35"><text:s text:c="4"/><text:span text:style-name="T30">}</text:span><text:span text:style-name="T33"> working</text:span><text:span text:style-name="T32">;</text:span></text:p>
            <text:p text:style-name="P32"><text:span text:style-name="T29">}</text:span><text:span text:style-name="T31">;</text:span></text:p>
            <text:p text:style-name="P35"/>
            <text:p text:style-name="P32"><text:span text:style-name="T27">struct</text:span> abonent_t</text:p>
            <text:p text:style-name="P34">{</text:p>
            <text:p text:style-name="P35"><text:s text:c="4"/><text:span text:style-name="T28">int</text:span><text:span text:style-name="T33"> idx</text:span><text:span text:style-name="T32">;</text:span></text:p>
            <text:p text:style-name="P35"><text:s text:c="4"/><text:span text:style-name="T28">char</text:span><text:span text:style-name="T33"> surname</text:span><text:span text:style-name="T30">[</text:span><text:span text:style-name="T33">MAX_STR_LEN</text:span><text:span text:style-name="T30">]</text:span><text:span text:style-name="T32">;</text:span></text:p>
            <text:p text:style-name="P35"><text:s text:c="4"/><text:span text:style-name="T28">char</text:span><text:span text:style-name="T33"> name</text:span><text:span text:style-name="T30">[</text:span><text:span text:style-name="T33">MAX_STR_LEN</text:span><text:span text:style-name="T30">]</text:span><text:span text:style-name="T32">;</text:span></text:p>
            <text:p text:style-name="P35"><text:s text:c="4"/><text:span text:style-name="T28">struct</text:span><text:span text:style-name="T33"> addres_s addres</text:span><text:span text:style-name="T32">;</text:span></text:p>
            <text:p text:style-name="P35"><text:s text:c="4"/><text:span text:style-name="T17">enum</text:span><text:span text:style-name="T30">{</text:span><text:span text:style-name="T33">PERSONAL</text:span><text:span text:style-name="T32">,</text:span><text:span text:style-name="T33"> WORKING</text:span><text:span text:style-name="T30">}</text:span><text:span text:style-name="T33"> status_t</text:span><text:span text:style-name="T32">;</text:span></text:p>
            <text:p text:style-name="P35"><text:s text:c="4"/><text:span text:style-name="T28">union</text:span><text:span text:style-name="T33"> status_u stat</text:span><text:span text:style-name="T32">;</text:span></text:p>
            <text:p text:style-name="P32"><text:span text:style-name="T29">}</text:span><text:span text:style-name="T31">;</text:span></text:p>
            <text:p text:style-name="P35"/>
            <text:p text:style-name="P32"><text:span text:style-name="T27">struct</text:span> key_s</text:p>
            <text:p text:style-name="P34">{</text:p>
            <text:p text:style-name="P35"><text:s text:c="4"/><text:span text:style-name="T28">int</text:span><text:span text:style-name="T33"> idx</text:span><text:span text:style-name="T32">;</text:span></text:p>
            <text:p text:style-name="P35"><text:s text:c="4"/><text:span text:style-name="T28">char</text:span><text:span text:style-name="T33"> name</text:span><text:span text:style-name="T30">[</text:span><text:span text:style-name="T33">MAX_STR_LEN</text:span><text:span text:style-name="T30">]</text:span><text:span text:style-name="T32">;</text:span></text:p>
            <text:p text:style-name="P32"><text:span text:style-name="T29">}</text:span><text:span text:style-name="T31">;</text:span></text:p>
            <text:p text:style-name="P35"/>
            <text:p text:style-name="P32"><text:span text:style-name="T27">typedef</text:span> <text:span text:style-name="T27">char</text:span> string<text:span text:style-name="T29">[</text:span>MAX_STR_LEN<text:span text:style-name="T31">+</text:span><text:span text:style-name="T34">1</text:span><text:span text:style-name="T29">]</text:span><text:span text:style-name="T31">;</text:span></text:p>
            <text:p text:style-name="P32"><text:span text:style-name="T27">typedef</text:span> <text:span text:style-name="T27">struct</text:span> abonent_t abonent_t_book<text:span text:style-name="T29">[</text:span><text:span text:style-name="T34">1000</text:span><text:span text:style-name="T29">]</text:span><text:span text:style-name="T31">;</text:span></text:p>
            <text:p text:style-name="P33"><text:span text:style-name="T27">typedef</text:span><text:span text:style-name="T31"> </text:span><text:span text:style-name="T27">struct</text:span><text:span text:style-name="T31"> key_s key_table_arr</text:span><text:span text:style-name="T29">[</text:span><text:span text:style-name="T34">1000</text:span><text:span text:style-name="T29">]</text:span><text:span text:style-name="T31">;</text:span></text:p>
          </table:table-cell>
        </table:table-row>
      </table:table>
      <text:p text:style-name="P23"/>
      <text:p text:style-name="P28"><text:tab/><text:span text:style-name="T38">Алгоритм сортировки </text:span></text:p>
      <text:p text:style-name="P24"/>
      <text:p text:style-name="P4"><text:span text:style-name="T12"><text:tab/>Тесты </text:span><text:span text:style-name="T16">*команды указаны не цифровыми кодами, а тектовой интерпретацией</text:span></text:p>
      <text:p text:style-name="P2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">N</text:p>
          </table:table-cell>
          <table:table-cell table:style-name="Table2.A1" office:value-type="string">
            <text:p text:style-name="P5">Суть теста</text:p>
          </table:table-cell>
          <table:table-cell table:style-name="Table2.A1" office:value-type="string">
            <text:p text:style-name="P5">Входные данные</text:p>
          </table:table-cell>
          <table:table-cell table:style-name="Table2.A1" office:value-type="string">
            <text:p text:style-name="P5">Ожидаемые выходные данные</text:p>
          </table:table-cell>
          <table:table-cell table:style-name="Table2.E1" office:value-type="string">
            <text:p text:style-name="P5">Полученные выходные данные</text:p>
          </table:table-cell>
        </table:table-row>
        <table:table-row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6">Проверка push и pop массив</text:p>
          </table:table-cell>
          <table:table-cell table:style-name="Table2.A2" office:value-type="string">
            <text:p text:style-name="P16">push</text:p>
            <text:p text:style-name="P6">f</text:p>
            <text:p text:style-name="P16">push</text:p>
            <text:p text:style-name="P6">g</text:p>
            <text:p text:style-name="P16">print</text:p>
            <text:p text:style-name="P16">pop</text:p>
            <text:p text:style-name="P16">print</text:p>
          </table:table-cell>
          <table:table-cell table:style-name="Table2.A2" office:value-type="string">
            <text:p text:style-name="P6">fg</text:p>
            <text:p text:style-name="P6">ARR: popped value: g</text:p>
            <text:p text:style-name="P6">f</text:p>
          </table:table-cell>
          <table:table-cell table:style-name="Table2.E2" office:value-type="string">
            <text:p text:style-name="P6">fg</text:p>
            <text:p text:style-name="P6">ARR: popped value: g</text:p>
            <text:p text:style-name="P6">f</text:p>
          </table:table-cell>
        </table:table-row>
        <table:table-row>
          <table:table-cell table:style-name="Table2.A2" office:value-type="string">
            <text:p text:style-name="P6">2</text:p>
          </table:table-cell>
          <table:table-cell table:style-name="Table2.A2" office:value-type="string">
            <text:p text:style-name="P6">Проверка push и pop список</text:p>
          </table:table-cell>
          <table:table-cell table:style-name="Table2.A2" office:value-type="string">
            <text:p text:style-name="P16">push</text:p>
            <text:p text:style-name="P6">f</text:p>
            <text:p text:style-name="P16"><text:soft-page-break/>push</text:p>
            <text:p text:style-name="P6">g</text:p>
            <text:p text:style-name="P16">print</text:p>
            <text:p text:style-name="P16">pop</text:p>
            <text:p text:style-name="P16">print</text:p>
          </table:table-cell>
          <table:table-cell table:style-name="Table2.A2" office:value-type="string">
            <text:p text:style-name="P12">stack:</text:p>
            <text:p text:style-name="P12">{0x55555555aae0<text:soft-page-break/>} g</text:p>
            <text:p text:style-name="P12">{0x55555555aac0} f</text:p>
            <text:p text:style-name="P12"/>
            <text:p text:style-name="P12">free spaces:</text:p>
            <text:p text:style-name="P12">no freed spaces yet<text:line-break/></text:p>
            <text:p text:style-name="P12">popped el: g<text:line-break/></text:p>
            <text:p text:style-name="P12">stack:</text:p>
            <text:p text:style-name="P12">{0x55555555aac0} f</text:p>
            <text:p text:style-name="P12"/>
            <text:p text:style-name="P12">free spaces:</text:p>
            <text:p text:style-name="P12">0x55555555aae0</text:p>
            <text:p text:style-name="P7"/>
          </table:table-cell>
          <table:table-cell table:style-name="Table2.E2" office:value-type="string">
            <text:p text:style-name="P13">stack:</text:p>
            <text:p text:style-name="P13">{0x55555555aae0} <text:soft-page-break/>g</text:p>
            <text:p text:style-name="P13">{0x55555555aac0} f</text:p>
            <text:p text:style-name="P13"/>
            <text:p text:style-name="P13">free spaces:</text:p>
            <text:p text:style-name="P13">no freed spaces yet<text:line-break/></text:p>
            <text:p text:style-name="P13">popped el: g<text:line-break/></text:p>
            <text:p text:style-name="P13">stack:</text:p>
            <text:p text:style-name="P13">{0x55555555aac0} f</text:p>
            <text:p text:style-name="P13"/>
            <text:p text:style-name="P13">free spaces:</text:p>
            <text:p text:style-name="P13">0x55555555aae0</text:p>
            <text:p text:style-name="P6"/>
            <text:p text:style-name="P6"/>
          </table:table-cell>
        </table:table-row>
        <table:table-row>
          <table:table-cell table:style-name="Table2.A2" office:value-type="string">
            <text:p text:style-name="P5">3</text:p>
          </table:table-cell>
          <table:table-cell table:style-name="Table2.A2" office:value-type="string">
            <text:p text:style-name="P6">Проверка на палиндром</text:p>
            <text:p text:style-name="P6"/>
            <text:p text:style-name="P7"/>
          </table:table-cell>
          <table:table-cell table:style-name="Table2.A2" office:value-type="string">
            <text:p text:style-name="P7">abcba</text:p>
          </table:table-cell>
          <table:table-cell table:style-name="Table2.A2" office:value-type="string">
            <text:p text:style-name="P7">true</text:p>
          </table:table-cell>
          <table:table-cell table:style-name="Table2.E2" office:value-type="string">
            <text:p text:style-name="P7">true</text:p>
          </table:table-cell>
        </table:table-row>
        <table:table-row>
          <table:table-cell table:style-name="Table2.A2" office:value-type="string">
            <text:p text:style-name="P5">4</text:p>
          </table:table-cell>
          <table:table-cell table:style-name="Table2.A2" office:value-type="string">
            <text:p text:style-name="P7">Проверка на палиндром</text:p>
            <text:p text:style-name="P7"/>
            <text:p text:style-name="P7"/>
          </table:table-cell>
          <table:table-cell table:style-name="Table2.A2" office:value-type="string">
            <text:p text:style-name="P7">abba</text:p>
          </table:table-cell>
          <table:table-cell table:style-name="Table2.A2" office:value-type="string">
            <text:p text:style-name="P7">true</text:p>
          </table:table-cell>
          <table:table-cell table:style-name="Table2.E2" office:value-type="string">
            <text:p text:style-name="P7">true</text:p>
          </table:table-cell>
        </table:table-row>
        <table:table-row>
          <table:table-cell table:style-name="Table2.A2" office:value-type="string">
            <text:p text:style-name="P5">5</text:p>
          </table:table-cell>
          <table:table-cell table:style-name="Table2.A2" office:value-type="string">
            <text:p text:style-name="P7">Проверка на палиндром</text:p>
            <text:p text:style-name="P7"/>
            <text:p text:style-name="P7"/>
          </table:table-cell>
          <table:table-cell table:style-name="Table2.A2" office:value-type="string">
            <text:p text:style-name="P7">abbbca</text:p>
          </table:table-cell>
          <table:table-cell table:style-name="Table2.A2" office:value-type="string">
            <text:p text:style-name="P7">false</text:p>
          </table:table-cell>
          <table:table-cell table:style-name="Table2.E2" office:value-type="string">
            <text:p text:style-name="P7">false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E2" office:value-type="string">
            <text:p text:style-name="P9"/>
          </table:table-cell>
        </table:table-row>
      </table:table>
      <text:p text:style-name="P24"/>
      <text:p text:style-name="P25">Все тесты пройдены успешно!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<text:soft-page-break/>Расчеты выполнялись 10 раз, приведен средний результат.<text:tab/></text:p>
      <text:p text:style-name="P27"/>
      <table:table table:name="Table3" table:style-name="Table3" table:template-name="Simple Grid Columns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58"/>
          </table:table-cell>
          <table:table-cell table:style-name="Table3.B1" table:number-columns-spanned="2" office:value-type="string">
            <text:p text:style-name="P55">Время сортировки (мс) пузырьком</text:p>
          </table:table-cell>
          <table:covered-table-cell/>
          <table:table-cell table:style-name="Table3.A1" table:number-columns-spanned="2" office:value-type="string">
            <text:p text:style-name="P55">Время сортировки (мс) </text:p>
            <text:p text:style-name="P55">выбором</text:p>
          </table:table-cell>
          <table:covered-table-cell/>
        </table:table-row>
        <table:table-row>
          <table:table-cell table:style-name="Table3.A2" office:value-type="string">
            <text:p text:style-name="P55">n</text:p>
          </table:table-cell>
          <table:table-cell table:style-name="Table3.B2" office:value-type="string">
            <text:p text:style-name="P55">Вся таблица</text:p>
          </table:table-cell>
          <table:table-cell table:style-name="Table3.C2" office:value-type="string">
            <text:p text:style-name="P55">Таблица ключей</text:p>
          </table:table-cell>
          <table:table-cell table:style-name="Table3.D2" office:value-type="string">
            <text:p text:style-name="P55">Вся таблица</text:p>
          </table:table-cell>
          <table:table-cell table:style-name="Table3.E2" office:value-type="string">
            <text:p text:style-name="P55">Таблица ключей</text:p>
          </table:table-cell>
        </table:table-row>
        <table:table-row table:style-name="Table3.3">
          <table:table-cell table:style-name="Table3.A2" office:value-type="string">
            <text:p text:style-name="P56">10</text:p>
          </table:table-cell>
          <table:table-cell table:style-name="Table3.B3" office:value-type="float" office:value="2">
            <text:p text:style-name="P56">2</text:p>
          </table:table-cell>
          <table:table-cell table:style-name="Table3.C3" office:value-type="float" office:value="1">
            <text:p text:style-name="P59">1</text:p>
          </table:table-cell>
          <table:table-cell table:style-name="Table3.B3" office:value-type="float" office:value="1">
            <text:p text:style-name="P56">1</text:p>
          </table:table-cell>
          <table:table-cell table:style-name="Table3.E3" office:value-type="float" office:value="1">
            <text:p text:style-name="P56">1</text:p>
          </table:table-cell>
        </table:table-row>
        <table:table-row table:style-name="Table3.3">
          <table:table-cell table:style-name="Table3.A2" office:value-type="string">
            <text:p text:style-name="P56">20</text:p>
          </table:table-cell>
          <table:table-cell table:style-name="Table3.B3" office:value-type="float" office:value="9">
            <text:p text:style-name="P56">9</text:p>
          </table:table-cell>
          <table:table-cell table:style-name="Table3.C3" office:value-type="float" office:value="6">
            <text:p text:style-name="P59">6</text:p>
          </table:table-cell>
          <table:table-cell table:style-name="Table3.B3" office:value-type="float" office:value="6">
            <text:p text:style-name="P56">6</text:p>
          </table:table-cell>
          <table:table-cell table:style-name="Table3.E3" office:value-type="float" office:value="4">
            <text:p text:style-name="P56">4</text:p>
          </table:table-cell>
        </table:table-row>
        <table:table-row table:style-name="Table3.3">
          <table:table-cell table:style-name="Table3.A2" office:value-type="string">
            <text:p text:style-name="P56">30</text:p>
          </table:table-cell>
          <table:table-cell table:style-name="Table3.B3" office:value-type="float" office:value="24">
            <text:p text:style-name="P56">24</text:p>
          </table:table-cell>
          <table:table-cell table:style-name="Table3.C3" office:value-type="float" office:value="16">
            <text:p text:style-name="P59">16</text:p>
          </table:table-cell>
          <table:table-cell table:style-name="Table3.B3" office:value-type="float" office:value="16">
            <text:p text:style-name="P56">16</text:p>
          </table:table-cell>
          <table:table-cell table:style-name="Table3.E3" office:value-type="float" office:value="11">
            <text:p text:style-name="P56">11</text:p>
          </table:table-cell>
        </table:table-row>
        <table:table-row table:style-name="Table3.3">
          <table:table-cell table:style-name="Table3.A2" office:value-type="string">
            <text:p text:style-name="P56">40</text:p>
          </table:table-cell>
          <table:table-cell table:style-name="Table3.B3" office:value-type="float" office:value="48">
            <text:p text:style-name="P56">48</text:p>
          </table:table-cell>
          <table:table-cell table:style-name="Table3.C3" office:value-type="float" office:value="34">
            <text:p text:style-name="P59">34</text:p>
          </table:table-cell>
          <table:table-cell table:style-name="Table3.B3" office:value-type="float" office:value="33">
            <text:p text:style-name="P56">33</text:p>
          </table:table-cell>
          <table:table-cell table:style-name="Table3.E3" office:value-type="float" office:value="23">
            <text:p text:style-name="P56">23</text:p>
          </table:table-cell>
        </table:table-row>
        <table:table-row table:style-name="Table3.3">
          <table:table-cell table:style-name="Table3.A2" office:value-type="string">
            <text:p text:style-name="P56">50</text:p>
          </table:table-cell>
          <table:table-cell table:style-name="Table3.B3" office:value-type="float" office:value="86">
            <text:p text:style-name="P56">86</text:p>
          </table:table-cell>
          <table:table-cell table:style-name="Table3.C3" office:value-type="float" office:value="62">
            <text:p text:style-name="P59">62</text:p>
          </table:table-cell>
          <table:table-cell table:style-name="Table3.B3" office:value-type="float" office:value="57">
            <text:p text:style-name="P56">57</text:p>
          </table:table-cell>
          <table:table-cell table:style-name="Table3.E3" office:value-type="float" office:value="42">
            <text:p text:style-name="P56">42</text:p>
          </table:table-cell>
        </table:table-row>
        <table:table-row table:style-name="Table3.3">
          <table:table-cell table:style-name="Table3.A2" office:value-type="string">
            <text:p text:style-name="P56">60</text:p>
          </table:table-cell>
          <table:table-cell table:style-name="Table3.B3" office:value-type="float" office:value="155">
            <text:p text:style-name="P56">155</text:p>
          </table:table-cell>
          <table:table-cell table:style-name="Table3.C3" office:value-type="float" office:value="106">
            <text:p text:style-name="P59">106</text:p>
          </table:table-cell>
          <table:table-cell table:style-name="Table3.B3" office:value-type="float" office:value="99">
            <text:p text:style-name="P56">99</text:p>
          </table:table-cell>
          <table:table-cell table:style-name="Table3.E3" office:value-type="float" office:value="81">
            <text:p text:style-name="P56">81</text:p>
          </table:table-cell>
        </table:table-row>
        <table:table-row table:style-name="Table3.3">
          <table:table-cell table:style-name="Table3.A2" office:value-type="string">
            <text:p text:style-name="P56">70</text:p>
          </table:table-cell>
          <table:table-cell table:style-name="Table3.B3" office:value-type="float" office:value="252">
            <text:p text:style-name="P56">252</text:p>
          </table:table-cell>
          <table:table-cell table:style-name="Table3.C3" office:value-type="float" office:value="176">
            <text:p text:style-name="P59">176</text:p>
          </table:table-cell>
          <table:table-cell table:style-name="Table3.B3" office:value-type="float" office:value="152">
            <text:p text:style-name="P56">152</text:p>
          </table:table-cell>
          <table:table-cell table:style-name="Table3.E3" office:value-type="float" office:value="128">
            <text:p text:style-name="P56">128</text:p>
          </table:table-cell>
        </table:table-row>
        <table:table-row table:style-name="Table3.3">
          <table:table-cell table:style-name="Table3.A2" office:value-type="string">
            <text:p text:style-name="P56">80</text:p>
          </table:table-cell>
          <table:table-cell table:style-name="Table3.B3" office:value-type="float" office:value="371">
            <text:p text:style-name="P56">371</text:p>
          </table:table-cell>
          <table:table-cell table:style-name="Table3.C3" office:value-type="float" office:value="255">
            <text:p text:style-name="P59">255</text:p>
          </table:table-cell>
          <table:table-cell table:style-name="Table3.B3" office:value-type="float" office:value="208">
            <text:p text:style-name="P56">208</text:p>
          </table:table-cell>
          <table:table-cell table:style-name="Table3.E3" office:value-type="float" office:value="178">
            <text:p text:style-name="P56">178</text:p>
          </table:table-cell>
        </table:table-row>
        <table:table-row table:style-name="Table3.3">
          <table:table-cell table:style-name="Table3.A2" office:value-type="string">
            <text:p text:style-name="P59">90</text:p>
          </table:table-cell>
          <table:table-cell table:style-name="Table3.B3" office:value-type="float" office:value="474">
            <text:p text:style-name="P59">474</text:p>
          </table:table-cell>
          <table:table-cell table:style-name="Table3.C3" office:value-type="float" office:value="319">
            <text:p text:style-name="P59">319</text:p>
          </table:table-cell>
          <table:table-cell table:style-name="Table3.B3" office:value-type="float" office:value="255">
            <text:p text:style-name="P59">255</text:p>
          </table:table-cell>
          <table:table-cell table:style-name="Table3.E3" office:value-type="float" office:value="220">
            <text:p text:style-name="P59">220</text:p>
          </table:table-cell>
        </table:table-row>
        <table:table-row table:style-name="Table3.3">
          <table:table-cell table:style-name="Table3.A2" office:value-type="string">
            <text:p text:style-name="P56">100</text:p>
          </table:table-cell>
          <table:table-cell table:style-name="Table3.B3" office:value-type="float" office:value="567">
            <text:p text:style-name="P56">567</text:p>
          </table:table-cell>
          <table:table-cell table:style-name="Table3.C3" office:value-type="float" office:value="375">
            <text:p text:style-name="P59">375</text:p>
          </table:table-cell>
          <table:table-cell table:style-name="Table3.B3" office:value-type="float" office:value="294">
            <text:p text:style-name="P56">294</text:p>
          </table:table-cell>
          <table:table-cell table:style-name="Table3.E3" office:value-type="float" office:value="256">
            <text:p text:style-name="P56">256</text:p>
          </table:table-cell>
        </table:table-row>
        <table:table-row table:style-name="Table3.3">
          <table:table-cell table:style-name="Table3.A2" office:value-type="string">
            <text:p text:style-name="P57">500</text:p>
          </table:table-cell>
          <table:table-cell table:style-name="Table3.B3" office:value-type="float" office:value="1847">
            <text:p text:style-name="P57">1847</text:p>
          </table:table-cell>
          <table:table-cell table:style-name="Table3.C3" office:value-type="float" office:value="679">
            <text:p text:style-name="P60">679</text:p>
          </table:table-cell>
          <table:table-cell table:style-name="Table3.B3" office:value-type="float" office:value="514">
            <text:p text:style-name="P57">514</text:p>
          </table:table-cell>
          <table:table-cell table:style-name="Table3.E3" office:value-type="float" office:value="423">
            <text:p text:style-name="P57">423</text:p>
          </table:table-cell>
        </table:table-row>
        <table:table-row table:style-name="Table3.3">
          <table:table-cell table:style-name="Table3.A14" office:value-type="string">
            <text:p text:style-name="P57">1000</text:p>
          </table:table-cell>
          <table:table-cell table:style-name="Table3.B14" office:value-type="float" office:value="4475">
            <text:p text:style-name="P57">4475</text:p>
          </table:table-cell>
          <table:table-cell table:style-name="Table3.C14" office:value-type="float" office:value="2881">
            <text:p text:style-name="P60">2881</text:p>
          </table:table-cell>
          <table:table-cell table:style-name="Table3.B14" office:value-type="float" office:value="2311">
            <text:p text:style-name="P57">2311</text:p>
          </table:table-cell>
          <table:table-cell table:style-name="Table3.E14" office:value-type="float" office:value="2039">
            <text:p text:style-name="P57">2039</text:p>
          </table:table-cell>
        </table:table-row>
      </table:table>
      <text:p text:style-name="P27"/>
      <text:p text:style-name="P27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8">n</text:p>
          </table:table-cell>
          <table:table-cell table:style-name="Table6.A1" office:value-type="string">
            <text:p text:style-name="P48">key bbl / table bbl</text:p>
          </table:table-cell>
          <table:table-cell table:style-name="Table6.C1" office:value-type="string">
            <text:p text:style-name="P48">key chs / table chs</text:p>
          </table:table-cell>
        </table:table-row>
        <table:table-row>
          <table:table-cell table:style-name="Table6.A2" office:value-type="string">
            <text:p text:style-name="P47">100</text:p>
          </table:table-cell>
          <table:table-cell table:style-name="Table6.A2" office:value-type="string">
            <text:p text:style-name="P49">33.9%</text:p>
          </table:table-cell>
          <table:table-cell table:style-name="Table6.C2" office:value-type="string">
            <text:p text:style-name="P50">12.9%</text:p>
          </table:table-cell>
        </table:table-row>
        <table:table-row>
          <table:table-cell table:style-name="Table6.A2" office:value-type="string">
            <text:p text:style-name="P47">500</text:p>
          </table:table-cell>
          <table:table-cell table:style-name="Table6.A2" office:value-type="string">
            <text:p text:style-name="P49">63.2%</text:p>
          </table:table-cell>
          <table:table-cell table:style-name="Table6.C2" office:value-type="string">
            <text:p text:style-name="P50">17.7%</text:p>
          </table:table-cell>
        </table:table-row>
        <table:table-row>
          <table:table-cell table:style-name="Table6.A2" office:value-type="string">
            <text:p text:style-name="P47">1000</text:p>
          </table:table-cell>
          <table:table-cell table:style-name="Table6.A2" office:value-type="string">
            <text:p text:style-name="P49">35.6%</text:p>
          </table:table-cell>
          <table:table-cell table:style-name="Table6.C2" office:value-type="string">
            <text:p text:style-name="P50">11.8%</text:p>
          </table:table-cell>
        </table:table-row>
      </table:table>
      <text:p text:style-name="P27"/>
      <text:p text:style-name="P27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3" office:value-type="string">
            <text:p text:style-name="P15">Используемая память в байтах</text:p>
          </table:table-cell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15">Количество элементов</text:p>
          </table:table-cell>
          <table:table-cell table:style-name="Table4.A2" office:value-type="string">
            <text:p text:style-name="P51">Таблица</text:p>
          </table:table-cell>
          <table:table-cell table:style-name="Table4.C2" office:value-type="string">
            <text:p text:style-name="P51">Ключи</text:p>
          </table:table-cell>
        </table:table-row>
        <table:table-row>
          <table:table-cell table:style-name="Table4.A2" office:value-type="string">
            <text:p text:style-name="P52">1</text:p>
          </table:table-cell>
          <table:table-cell table:style-name="Table4.A2" office:value-type="string">
            <text:p text:style-name="P52">92</text:p>
          </table:table-cell>
          <table:table-cell table:style-name="Table4.C2" office:value-type="string">
            <text:p text:style-name="P52">20</text:p>
          </table:table-cell>
        </table:table-row>
        <table:table-row>
          <table:table-cell table:style-name="Table4.A2" office:value-type="string">
            <text:p text:style-name="P52">50</text:p>
          </table:table-cell>
          <table:table-cell table:style-name="Table4.A2" office:value-type="string">
            <text:p text:style-name="P52">4600</text:p>
          </table:table-cell>
          <table:table-cell table:style-name="Table4.C2" office:value-type="string">
            <text:p text:style-name="P52">1000</text:p>
          </table:table-cell>
        </table:table-row>
        <table:table-row>
          <table:table-cell table:style-name="Table4.A2" office:value-type="string">
            <text:p text:style-name="P52">100</text:p>
          </table:table-cell>
          <table:table-cell table:style-name="Table4.A2" office:value-type="string">
            <text:p text:style-name="P52">9200</text:p>
          </table:table-cell>
          <table:table-cell table:style-name="Table4.C2" office:value-type="string">
            <text:p text:style-name="P52">2000</text:p>
          </table:table-cell>
        </table:table-row>
        <table:table-row>
          <table:table-cell table:style-name="Table4.A2" office:value-type="string">
            <text:p text:style-name="P52">500</text:p>
          </table:table-cell>
          <table:table-cell table:style-name="Table4.A2" office:value-type="string">
            <text:p text:style-name="P53">46000</text:p>
          </table:table-cell>
          <table:table-cell table:style-name="Table4.C2" office:value-type="string">
            <text:p text:style-name="P52">10000</text:p>
          </table:table-cell>
        </table:table-row>
        <table:table-row>
          <table:table-cell table:style-name="Table4.A2" office:value-type="string">
            <text:p text:style-name="P52">1000</text:p>
          </table:table-cell>
          <table:table-cell table:style-name="Table4.A2" office:value-type="string">
            <text:p text:style-name="P52">92000</text:p>
          </table:table-cell>
          <table:table-cell table:style-name="Table4.C2" office:value-type="string">
            <text:p text:style-name="P52">20000</text:p>
          </table:table-cell>
        </table:table-row>
      </table:table>
      <text:p text:style-name="P29"/>
      <text:p text:style-name="P43">Но стоит учитывать, что память, отводимая на хранение ключей, прибавляется к памяти, затрачиваемой на хранения самой таблицы, так что на использование сортировки ключей требуется на 17.9% больше памяти</text:p>
      <text:p text:style-name="P43"/>
      <text:p text:style-name="P20"><text:soft-page-break/></text:p>
      <text:p text:style-name="P44">Ответы на вопросы:<text:line-break/></text:p>
      <text:p text:style-name="P45">1.Как выделяется память под вариантную часть записи?</text:p>
      <text:p text:style-name="P42"><text:tab/><text:span text:style-name="T39">Компилятор выделяет память под вариант, который занимает больше памяти, так что выделеной памяти гарантировано хватит</text:span></text:p>
      <text:p text:style-name="P42"/>
      <text:p text:style-name="P45">2.Что будет, если в вариантную часть ввести данные, несоответствующие описанным?</text:p>
      <text:p text:style-name="P42"><text:tab/><text:span text:style-name="T40">Компилятор это не отслеживает, так что будет undefinned behaviour</text:span></text:p>
      <text:p text:style-name="P42"/>
      <text:p text:style-name="P45">3.Кто должен следить за правильностью выполнения операций с вариантной частью записи?</text:p>
      <text:p text:style-name="P42"><text:tab/><text:span text:style-name="T41">Программист</text:span></text:p>
      <text:p text:style-name="P42"/>
      <text:p text:style-name="P45">4.Что представляет собой таблица ключей, зачем она нужна?<text:line-break/><text:span text:style-name="T20"><text:tab/></text:span><text:span text:style-name="T22">Таблица ключей представляет из себя таблицу, состоящюю из </text:span><text:span text:style-name="T23">ключевых значений и индексов, соответствующих месту этого ключа в исходной таблице.</text:span><text:line-break/></text:p>
      <text:p text:style-name="P45">5.В каких случаях эффективнее обрабатывать данные в самой таблице, а когда – использовать таблицу ключей?</text:p>
      <text:p text:style-name="P42">Jjj</text:p>
      <text:p text:style-name="P42"/>
      <text:p text:style-name="P45">6.Какие способы сортировки предпочтительнее для обработки таблиц и почему?</text:p>
      <text:p text:style-name="P45"><text:span text:style-name="T21"><text:tab/></text:span><text:line-break/><text:line-break/></text:p>
      <text:p text:style-name="P46"><text:span text:style-name="T13"/></text:p>
      <text:p text:style-name="P46"><text:span text:style-name="T15">В</text:span><text:span text:style-name="T14">ывод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Columns.1" style:display-name="Simple Grid Column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 style:data-style-name="N100">
      <style:table-cell-properties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 style:data-style-name="N0">
      <style:table-cell-properties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 style:data-style-name="N0">
      <style:table-cell-properties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3T17:59:01.443361044</meta:creation-date>
    <meta:generator>LibreOffice/7.3.7.2$Linux_X86_64 LibreOffice_project/30$Build-2</meta:generator>
    <dc:date>2023-12-18T19:07:34.758102846</dc:date>
    <meta:editing-duration>PT6H23M15S</meta:editing-duration>
    <meta:editing-cycles>49</meta:editing-cycles>
    <meta:document-statistic meta:table-count="6" meta:image-count="0" meta:object-count="0" meta:page-count="6" meta:paragraph-count="260" meta:word-count="742" meta:character-count="4903" meta:non-whitespace-character-count="4241"/>
  </office:meta>
</office:document-meta>
</file>